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4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LITERY.MALE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KOD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ZNAK()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ce3" table:formula="of:=CHAR(IF(CODE(LOWER([.D2]))+1&gt;122;CODE(LOWER([.D2])+1-26);CODE(LOWER([.D2]))+1))" office:value-type="string" office:string-value="w" calcext:value-type="string">
            <text:p>w</text:p>
          </table:table-cell>
          <table:table-cell table:style-name="ce3" table:formula="of:=CHAR(IF(CODE(LOWER([.E2]))+1&gt;122;CODE(LOWER([.E2])+1-26);CODE(LOWER([.E2]))+1))" office:value-type="string" office:string-value="x" calcext:value-type="string">
            <text:p>x</text:p>
          </table:table-cell>
          <table:table-cell table:style-name="ce3" table:formula="of:=CHAR(IF(CODE(LOWER([.F2]))+1&gt;122;CODE(LOWER([.F2])+1-26);CODE(LOWER([.F2]))+1))" office:value-type="string" office:string-value="y" calcext:value-type="string">
            <text:p>y</text:p>
          </table:table-cell>
          <table:table-cell table:style-name="ce3" table:formula="of:=CHAR(IF(CODE(LOWER([.G2]))+1&gt;122;CODE(LOWER([.G2])+1-26);CODE(LOWER([.G2]))+1))" office:value-type="string" office:string-value="z" calcext:value-type="string">
            <text:p>z</text:p>
          </table:table-cell>
          <table:table-cell table:style-name="ce3" table:formula="of:=CHAR(IF(CODE(LOWER([.H2]))+1&gt;122;CODE(LOWER([.H2])+1-26);CODE(LOWER([.H2]))+1))" office:value-type="string" office:string-value="" calcext:value-type="string">
            <text:p/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style-name="ce3" table:formula="of:=CHAR(IF(CODE(LOWER([.D3]))+1&gt;122;CODE(LOWER([.D3])+1-26);CODE(LOWER([.D3]))+1)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style-name="ce3" table:formula="of:=CHAR(IF(CODE(LOWER([.D4]))+1&gt;122;CODE(LOWER([.D4])+1-26);CODE(LOWER([.D4]))+1)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3" table:formula="of:=CHAR(IF(CODE(LOWER([.D5]))+1&gt;122;CODE(LOWER([.D5])+1-26);CODE(LOWER([.D5]))+1))" office:value-type="string" office:string-value="j" calcext:value-type="string">
            <text:p>j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3" table:formula="of:=CHAR(IF(CODE(LOWER([.D6]))+1&gt;122;CODE(LOWER([.D6])+1-26);CODE(LOWER([.D6]))+1))" office:value-type="string" office:string-value="v" calcext:value-type="string">
            <text:p>v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style-name="ce3" table:formula="of:=CHAR(IF(CODE(LOWER([.D7]))+1&gt;122;CODE(LOWER([.D7])+1-26);CODE(LOWER([.D7]))+1))" office:value-type="string" office:string-value="g" calcext:value-type="string">
            <text:p>g</text:p>
          </table:table-cell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table:style-name="ce1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style-name="ce3" table:formula="of:=CHAR(IF(CODE(LOWER([.D8]))+1&gt;122;CODE(LOWER([.D8])+1-26);CODE(LOWER([.D8]))+1))" office:value-type="string" office:string-value="i" calcext:value-type="string">
            <text:p>i</text:p>
          </table:table-cell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style-name="ce3" table:formula="of:=CHAR(IF(CODE(LOWER([.D9]))+1&gt;122;CODE(LOWER([.D9])+1-26);CODE(LOWER([.D9]))+1))" office:value-type="string" office:string-value="d" calcext:value-type="string">
            <text:p>d</text:p>
          </table:table-cell>
          <table:table-cell table:number-columns-repeated="4"/>
          <table:table-cell table:style-name="ce5" table:number-columns-repeated="2"/>
          <table:table-cell table:number-columns-repeated="2"/>
        </table:table-row>
        <table:table-row table:style-name="ro3">
          <table:table-cell table:number-columns-repeated="7"/>
          <table:table-cell table:style-name="ce3" table:formula="of:=CHAR(IF(CODE(LOWER([.D10]))+1&gt;122;CODE(LOWER([.D10])+1-26);CODE(LOWER([.D10]))+1))" office:value-type="string" office:string-value="e" calcext:value-type="string">
            <text:p>e</text:p>
          </table:table-cell>
          <table:table-cell table:number-columns-repeated="8"/>
        </table:table-row>
        <table:table-row table:style-name="ro1">
          <table:table-cell table:number-columns-repeated="8"/>
          <table:table-cell table:formula="of:=CHAR(IF(CODE(LOWER([.D2]))-3&gt;122;CODE(LOWER([.D2]))+23;CODE(LOWER([.D2]))-3))" office:value-type="string" office:string-value="s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CHAR(IF(CODE(LOWER([.D3]))-3&gt;122;CODE(LOWER([.D3]))+23;CODE(LOWER([.D3]))-3))" office:value-type="string" office:string-value="`" calcext:value-type="string">
            <text:p>`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CHAR(IF(CODE(LOWER([.D4]))-3&gt;122;CODE(LOWER([.D4]))+23;CODE(LOWER([.D4]))-3))" office:value-type="string" office:string-value="_" calcext:value-type="string">
            <text:p>_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</text:p>
          </table:table-cell>
          <table:table-cell table:formula="of:=CHAR(IF(CODE(LOWER([.A18]))+1&gt;122;CODE(LOWER([.A18])+1-26);CODE(LOWER([.A18]))+1))" office:value-type="string" office:string-value="u" calcext:value-type="string">
            <text:p>u</text:p>
          </table:table-cell>
          <table:table-cell table:formula="of:=CHAR(IF(CODE(LOWER([.B18]))+1&gt;122;CODE(LOWER([.B18])+1-26);CODE(LOWER([.B18]))+1))" office:value-type="string" office:string-value="v" calcext:value-type="string">
            <text:p>v</text:p>
          </table:table-cell>
          <table:table-cell table:formula="of:=CHAR(IF(CODE(LOWER([.C18]))+1&gt;122;CODE(LOWER([.C18])+1-26);CODE(LOWER([.C18]))+1))" office:value-type="string" office:string-value="w" calcext:value-type="string">
            <text:p>w</text:p>
          </table:table-cell>
          <table:table-cell table:formula="of:=CHAR(IF(CODE(LOWER([.D18]))+1&gt;122;CODE(LOWER([.D18])+1-26);CODE(LOWER([.D18]))+1))" office:value-type="string" office:string-value="x" calcext:value-type="string">
            <text:p>x</text:p>
          </table:table-cell>
          <table:table-cell table:formula="of:=CHAR(IF(CODE(LOWER([.E18]))+1&gt;122;CODE(LOWER([.E18])+1-26);CODE(LOWER([.E18]))+1))" office:value-type="string" office:string-value="y" calcext:value-type="string">
            <text:p>y</text:p>
          </table:table-cell>
          <table:table-cell table:number-columns-repeated="2"/>
          <table:table-cell table:formula="of:=CHAR(IF(CODE(LOWER([.D5]))-3&gt;122;CODE(LOWER([.D5]))+23;CODE(LOWER([.D5]))-3))" office:value-type="string" office:string-value="f" calcext:value-type="string">
            <text:p>f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</text:p>
          </table:table-cell>
          <table:table-cell table:formula="of:=CHAR(IF(CODE(LOWER([.A19]))+1&gt;122;CODE(LOWER([.A19])+1-26);CODE(LOWER([.A19]))+1))" office:value-type="string" office:string-value="b" calcext:value-type="string">
            <text:p>b</text:p>
          </table:table-cell>
          <table:table-cell table:formula="of:=CHAR(IF(CODE(LOWER([.B19]))+1&gt;122;CODE(LOWER([.B19])+1-26);CODE(LOWER([.B19]))+1))" office:value-type="string" office:string-value="c" calcext:value-type="string">
            <text:p>c</text:p>
          </table:table-cell>
          <table:table-cell table:formula="of:=CHAR(IF(CODE(LOWER([.C19]))+1&gt;122;CODE(LOWER([.C19])+1-26);CODE(LOWER([.C19]))+1))" office:value-type="string" office:string-value="d" calcext:value-type="string">
            <text:p>d</text:p>
          </table:table-cell>
          <table:table-cell table:formula="of:=CHAR(IF(CODE(LOWER([.D19]))+1&gt;122;CODE(LOWER([.D19])+1-26);CODE(LOWER([.D19]))+1))" office:value-type="string" office:string-value="e" calcext:value-type="string">
            <text:p>e</text:p>
          </table:table-cell>
          <table:table-cell table:formula="of:=CHAR(IF(CODE(LOWER([.E19]))+1&gt;122;CODE(LOWER([.E19])+1-26);CODE(LOWER([.E19]))+1))" office:value-type="string" office:string-value="f" calcext:value-type="string">
            <text:p>f</text:p>
          </table:table-cell>
          <table:table-cell table:number-columns-repeated="2"/>
          <table:table-cell table:formula="of:=CHAR(IF(CODE(LOWER([.D6]))-3&gt;122;CODE(LOWER([.D6]))+23;CODE(LOWER([.D6]))-3))" office:value-type="string" office:string-value="r" calcext:value-type="string">
            <text:p>r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j</text:p>
          </table:table-cell>
          <table:table-cell table:formula="of:=CHAR(IF(CODE(LOWER([.A20]))+1&gt;122;CODE(LOWER([.A20])+1-26);CODE(LOWER([.A20]))+1))" office:value-type="string" office:string-value="k" calcext:value-type="string">
            <text:p>k</text:p>
          </table:table-cell>
          <table:table-cell table:formula="of:=CHAR(IF(CODE(LOWER([.B20]))+1&gt;122;CODE(LOWER([.B20])+1-26);CODE(LOWER([.B20]))+1))" office:value-type="string" office:string-value="l" calcext:value-type="string">
            <text:p>l</text:p>
          </table:table-cell>
          <table:table-cell table:formula="of:=CHAR(IF(CODE(LOWER([.C20]))+1&gt;122;CODE(LOWER([.C20])+1-26);CODE(LOWER([.C20]))+1))" office:value-type="string" office:string-value="m" calcext:value-type="string">
            <text:p>m</text:p>
          </table:table-cell>
          <table:table-cell table:formula="of:=CHAR(IF(CODE(LOWER([.D20]))+1&gt;122;CODE(LOWER([.D20])+1-26);CODE(LOWER([.D20]))+1))" office:value-type="string" office:string-value="n" calcext:value-type="string">
            <text:p>n</text:p>
          </table:table-cell>
          <table:table-cell table:formula="of:=CHAR(IF(CODE(LOWER([.E20]))+1&gt;122;CODE(LOWER([.E20])+1-26);CODE(LOWER([.E20]))+1))" office:value-type="string" office:string-value="o" calcext:value-type="string">
            <text:p>o</text:p>
          </table:table-cell>
          <table:table-cell table:number-columns-repeated="2"/>
          <table:table-cell table:formula="of:=CHAR(IF(CODE(LOWER([.D7]))-3&gt;122;CODE(LOWER([.D7]))+23;CODE(LOWER([.D7]))-3))" office:value-type="string" office:string-value="c" calcext:value-type="string">
            <text:p>c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</text:p>
          </table:table-cell>
          <table:table-cell table:formula="of:=CHAR(IF(CODE(LOWER([.A21]))+1&gt;122;CODE(LOWER([.A21])+1-26);CODE(LOWER([.A21]))+1))" office:value-type="string" office:string-value="o" calcext:value-type="string">
            <text:p>o</text:p>
          </table:table-cell>
          <table:table-cell table:formula="of:=CHAR(IF(CODE(LOWER([.B21]))+1&gt;122;CODE(LOWER([.B21])+1-26);CODE(LOWER([.B21]))+1))" office:value-type="string" office:string-value="p" calcext:value-type="string">
            <text:p>p</text:p>
          </table:table-cell>
          <table:table-cell table:formula="of:=CHAR(IF(CODE(LOWER([.C21]))+1&gt;122;CODE(LOWER([.C21])+1-26);CODE(LOWER([.C21]))+1))" office:value-type="string" office:string-value="q" calcext:value-type="string">
            <text:p>q</text:p>
          </table:table-cell>
          <table:table-cell table:formula="of:=CHAR(IF(CODE(LOWER([.D21]))+1&gt;122;CODE(LOWER([.D21])+1-26);CODE(LOWER([.D21]))+1))" office:value-type="string" office:string-value="r" calcext:value-type="string">
            <text:p>r</text:p>
          </table:table-cell>
          <table:table-cell table:formula="of:=CHAR(IF(CODE(LOWER([.E21]))+1&gt;122;CODE(LOWER([.E21])+1-26);CODE(LOWER([.E21]))+1))" office:value-type="string" office:string-value="s" calcext:value-type="string">
            <text:p>s</text:p>
          </table:table-cell>
          <table:table-cell table:number-columns-repeated="2"/>
          <table:table-cell office:value-type="string" calcext:value-type="string">
            <text:p>arkusz dziala dla klucza dodatniego i ujemnego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y</text:p>
          </table:table-cell>
          <table:table-cell table:formula="of:=CHAR(IF(CODE(LOWER([.A22]))+1&gt;122;CODE(LOWER([.A22])+1-26);CODE(LOWER([.A22]))+1))" office:value-type="string" office:string-value="z" calcext:value-type="string">
            <text:p>z</text:p>
          </table:table-cell>
          <table:table-cell table:formula="of:=CHAR(IF(CODE(LOWER([.B22]))+1&gt;122;CODE(LOWER([.B22])+1-26);CODE(LOWER([.B22]))+1))" office:value-type="string" office:string-value="" calcext:value-type="error">
            <text:p>#VALUE!</text:p>
          </table:table-cell>
          <table:table-cell table:formula="of:=CHAR(IF(CODE(LOWER([.C22]))+1&gt;122;CODE(LOWER([.C22])+1-26);CODE(LOWER([.C22]))+1))" office:value-type="string" office:string-value="" calcext:value-type="error">
            <text:p>#VALUE!</text:p>
          </table:table-cell>
          <table:table-cell table:formula="of:=CHAR(IF(CODE(LOWER([.D22]))+1&gt;122;CODE(LOWER([.D22])+1-26);CODE(LOWER([.D22]))+1))" office:value-type="string" office:string-value="" calcext:value-type="error">
            <text:p>#VALUE!</text:p>
          </table:table-cell>
          <table:table-cell table:formula="of:=CHAR(IF(CODE(LOWER([.E22]))+1&gt;122 ;CODE(LOWER([.E22])+1-26);CODE(LOWER([.E22]))+1)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k</text:p>
          </table:table-cell>
          <table:table-cell table:formula="of:=CHAR(IF(CODE(LOWER([.A23]))+1&gt;122;CODE(LOWER([.A23])+1-26);CODE(LOWER([.A23]))+1))" office:value-type="string" office:string-value="l" calcext:value-type="string">
            <text:p>l</text:p>
          </table:table-cell>
          <table:table-cell table:formula="of:=CHAR(IF(CODE(LOWER([.B23]))+1&gt;122;CODE(LOWER([.B23])+1-26);CODE(LOWER([.B23]))+1))" office:value-type="string" office:string-value="m" calcext:value-type="string">
            <text:p>m</text:p>
          </table:table-cell>
          <table:table-cell table:formula="of:=CHAR(IF(CODE(LOWER([.C23]))+1&gt;122;CODE(LOWER([.C23])+1-26);CODE(LOWER([.C23]))+1))" office:value-type="string" office:string-value="n" calcext:value-type="string">
            <text:p>n</text:p>
          </table:table-cell>
          <table:table-cell table:formula="of:=CHAR(IF(CODE(LOWER([.D23]))+1&gt;122;CODE(LOWER([.D23])+1-26);CODE(LOWER([.D23]))+1))" office:value-type="string" office:string-value="o" calcext:value-type="string">
            <text:p>o</text:p>
          </table:table-cell>
          <table:table-cell table:formula="of:=CHAR(IF(CODE(LOWER([.E23]))+1&gt;122;CODE(LOWER([.E23])+1-26);CODE(LOWER([.E23]))+1))" office:value-type="string" office:string-value="p" calcext:value-type="string">
            <text:p>p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o</text:p>
          </table:table-cell>
          <table:table-cell table:formula="of:=CHAR(IF(CODE(LOWER([.A24]))+1&gt;122;CODE(LOWER([.A24])+1-26);CODE(LOWER([.A24]))+1))" office:value-type="string" office:string-value="p" calcext:value-type="string">
            <text:p>p</text:p>
          </table:table-cell>
          <table:table-cell table:formula="of:=CHAR(IF(CODE(LOWER([.B24]))+1&gt;122;CODE(LOWER([.B24])+1-26);CODE(LOWER([.B24]))+1))" office:value-type="string" office:string-value="q" calcext:value-type="string">
            <text:p>q</text:p>
          </table:table-cell>
          <table:table-cell table:formula="of:=CHAR(IF(CODE(LOWER([.C24]))+1&gt;122;CODE(LOWER([.C24])+1-26);CODE(LOWER([.C24]))+1))" office:value-type="string" office:string-value="r" calcext:value-type="string">
            <text:p>r</text:p>
          </table:table-cell>
          <table:table-cell table:formula="of:=CHAR(IF(CODE(LOWER([.D24]))+1&gt;122;CODE(LOWER([.D24])+1-26);CODE(LOWER([.D24]))+1))" office:value-type="string" office:string-value="s" calcext:value-type="string">
            <text:p>s</text:p>
          </table:table-cell>
          <table:table-cell table:formula="of:=CHAR(IF(CODE(LOWER([.E24]))+1&gt;122;CODE(LOWER([.E24])+1-26);CODE(LOWER([.E24]))+1))" office:value-type="string" office:string-value="t" calcext:value-type="string">
            <text:p>t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m</text:p>
          </table:table-cell>
          <table:table-cell table:formula="of:=CHAR(IF(CODE(LOWER([.A25]))+1&gt;122;CODE(LOWER([.A25])+1-26);CODE(LOWER([.A25]))+1))" office:value-type="string" office:string-value="n" calcext:value-type="string">
            <text:p>n</text:p>
          </table:table-cell>
          <table:table-cell table:formula="of:=CHAR(IF(CODE(LOWER([.B25]))+1&gt;122;CODE(LOWER([.B25])+1-26);CODE(LOWER([.B25]))+1))" office:value-type="string" office:string-value="o" calcext:value-type="string">
            <text:p>o</text:p>
          </table:table-cell>
          <table:table-cell table:formula="of:=CHAR(IF(CODE(LOWER([.C25]))+1&gt;122;CODE(LOWER([.C25])+1-26);CODE(LOWER([.C25]))+1))" office:value-type="string" office:string-value="p" calcext:value-type="string">
            <text:p>p</text:p>
          </table:table-cell>
          <table:table-cell table:formula="of:=CHAR(IF(CODE(LOWER([.D25]))+1&gt;122;CODE(LOWER([.D25])+1-26);CODE(LOWER([.D25]))+1))" office:value-type="string" office:string-value="q" calcext:value-type="string">
            <text:p>q</text:p>
          </table:table-cell>
          <table:table-cell table:formula="of:=CHAR(IF(CODE(LOWER([.E25]))+1&gt;122;CODE(LOWER([.E25])+1-26);CODE(LOWER([.E25]))+1))" office:value-type="string" office:string-value="r" calcext:value-type="string">
            <text:p>r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u</text:p>
          </table:table-cell>
          <table:table-cell table:formula="of:=CHAR(IF(CODE(LOWER([.A26]))+1&gt;122;CODE(LOWER([.A26])+1-26);CODE(LOWER([.A26]))+1))" office:value-type="string" office:string-value="v" calcext:value-type="string">
            <text:p>v</text:p>
          </table:table-cell>
          <table:table-cell table:formula="of:=CHAR(IF(CODE(LOWER([.B26]))+1&gt;122;CODE(LOWER([.B26])+1-26);CODE(LOWER([.B26]))+1))" office:value-type="string" office:string-value="w" calcext:value-type="string">
            <text:p>w</text:p>
          </table:table-cell>
          <table:table-cell table:formula="of:=CHAR(IF(CODE(LOWER([.C26]))+1&gt;122;CODE(LOWER([.C26])+1-26);CODE(LOWER([.C26]))+1))" office:value-type="string" office:string-value="x" calcext:value-type="string">
            <text:p>x</text:p>
          </table:table-cell>
          <table:table-cell table:formula="of:=CHAR(IF(CODE(LOWER([.D26]))+1&gt;122;CODE(LOWER([.D26])+1-26);CODE(LOWER([.D26]))+1))" office:value-type="string" office:string-value="y" calcext:value-type="string">
            <text:p>y</text:p>
          </table:table-cell>
          <table:table-cell table:formula="of:=CHAR(IF(CODE(LOWER([.E26]))+1&gt;122;CODE(LOWER([.E26])+1-26);CODE(LOWER([.E26]))+1))" office:value-type="string" office:string-value="z" calcext:value-type="string">
            <text:p>z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n</text:p>
          </table:table-cell>
          <table:table-cell table:formula="of:=CHAR(IF(CODE(LOWER([.A27]))+1&gt;122;CODE(LOWER([.A27])+1-26);CODE(LOWER([.A27]))+1))" office:value-type="string" office:string-value="o" calcext:value-type="string">
            <text:p>o</text:p>
          </table:table-cell>
          <table:table-cell table:formula="of:=CHAR(IF(CODE(LOWER([.B27]))+1&gt;122;CODE(LOWER([.B27])+1-26);CODE(LOWER([.B27]))+1))" office:value-type="string" office:string-value="p" calcext:value-type="string">
            <text:p>p</text:p>
          </table:table-cell>
          <table:table-cell table:formula="of:=CHAR(IF(CODE(LOWER([.C27]))+1&gt;122;CODE(LOWER([.C27])+1-26);CODE(LOWER([.C27]))+1))" office:value-type="string" office:string-value="q" calcext:value-type="string">
            <text:p>q</text:p>
          </table:table-cell>
          <table:table-cell table:formula="of:=CHAR(IF(CODE(LOWER([.D27]))+1&gt;122;CODE(LOWER([.D27])+1-26);CODE(LOWER([.D27]))+1))" office:value-type="string" office:string-value="r" calcext:value-type="string">
            <text:p>r</text:p>
          </table:table-cell>
          <table:table-cell table:formula="of:=CHAR(IF(CODE(LOWER([.E27]))+1&gt;122;CODE(LOWER([.E27])+1-26);CODE(LOWER([.E27]))+1))" office:value-type="string" office:string-value="s" calcext:value-type="string">
            <text:p>s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i</text:p>
          </table:table-cell>
          <table:table-cell table:formula="of:=CHAR(IF(CODE(LOWER([.A28]))+1&gt;122;CODE(LOWER([.A28])+1-26);CODE(LOWER([.A28]))+1))" office:value-type="string" office:string-value="j" calcext:value-type="string">
            <text:p>j</text:p>
          </table:table-cell>
          <table:table-cell table:formula="of:=CHAR(IF(CODE(LOWER([.B28]))+1&gt;122;CODE(LOWER([.B28])+1-26);CODE(LOWER([.B28]))+1))" office:value-type="string" office:string-value="k" calcext:value-type="string">
            <text:p>k</text:p>
          </table:table-cell>
          <table:table-cell table:formula="of:=CHAR(IF(CODE(LOWER([.C28]))+1&gt;122;CODE(LOWER([.C28])+1-26);CODE(LOWER([.C28]))+1))" office:value-type="string" office:string-value="l" calcext:value-type="string">
            <text:p>l</text:p>
          </table:table-cell>
          <table:table-cell table:formula="of:=CHAR(IF(CODE(LOWER([.D28]))+1&gt;122;CODE(LOWER([.D28])+1-26);CODE(LOWER([.D28]))+1))" office:value-type="string" office:string-value="m" calcext:value-type="string">
            <text:p>m</text:p>
          </table:table-cell>
          <table:table-cell table:formula="of:=CHAR(IF(CODE(LOWER([.E28]))+1&gt;122;CODE(LOWER([.E28])+1-26);CODE(LOWER([.E28]))+1))" office:value-type="string" office:string-value="n" calcext:value-type="string">
            <text:p>n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CHAR(IF(CODE(LOWER([.A29]))+1&gt;122;CODE(LOWER([.A29])+1-26);CODE(LOWER([.A29]))+1))" office:value-type="string" office:string-value="l" calcext:value-type="string">
            <text:p>l</text:p>
          </table:table-cell>
          <table:table-cell table:formula="of:=CHAR(IF(CODE(LOWER([.B29]))+1&gt;122;CODE(LOWER([.B29])+1-26);CODE(LOWER([.B29]))+1))" office:value-type="string" office:string-value="m" calcext:value-type="string">
            <text:p>m</text:p>
          </table:table-cell>
          <table:table-cell table:formula="of:=CHAR(IF(CODE(LOWER([.C29]))+1&gt;122;CODE(LOWER([.C29])+1-26);CODE(LOWER([.C29]))+1))" office:value-type="string" office:string-value="n" calcext:value-type="string">
            <text:p>n</text:p>
          </table:table-cell>
          <table:table-cell table:formula="of:=CHAR(IF(CODE(LOWER([.D29]))+1&gt;122;CODE(LOWER([.D29])+1-26);CODE(LOWER([.D29]))+1))" office:value-type="string" office:string-value="o" calcext:value-type="string">
            <text:p>o</text:p>
          </table:table-cell>
          <table:table-cell table:formula="of:=CHAR(IF(CODE(LOWER([.E29]))+1&gt;122;CODE(LOWER([.E29])+1-26);CODE(LOWER([.E29]))+1))" office:value-type="string" office:string-value="p" calcext:value-type="string">
            <text:p>p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CHAR(IF(CODE(LOWER([.A30]))+1&gt;122;CODE(LOWER([.A30])+1-26);CODE(LOWER([.A30]))+1))" office:value-type="string" office:string-value="b" calcext:value-type="string">
            <text:p>b</text:p>
          </table:table-cell>
          <table:table-cell table:formula="of:=CHAR(IF(CODE(LOWER([.B30]))+1&gt;122;CODE(LOWER([.B30])+1-26);CODE(LOWER([.B30]))+1))" office:value-type="string" office:string-value="c" calcext:value-type="string">
            <text:p>c</text:p>
          </table:table-cell>
          <table:table-cell table:formula="of:=CHAR(IF(CODE(LOWER([.C30]))+1&gt;122;CODE(LOWER([.C30])+1-26);CODE(LOWER([.C30]))+1))" office:value-type="string" office:string-value="d" calcext:value-type="string">
            <text:p>d</text:p>
          </table:table-cell>
          <table:table-cell table:formula="of:=CHAR(IF(CODE(LOWER([.D30]))+1&gt;122;CODE(LOWER([.D30])+1-26);CODE(LOWER([.D30]))+1))" office:value-type="string" office:string-value="e" calcext:value-type="string">
            <text:p>e</text:p>
          </table:table-cell>
          <table:table-cell table:formula="of:=CHAR(IF(CODE(LOWER([.E30]))+1&gt;122;CODE(LOWER([.E30])+1-26);CODE(LOWER([.E30]))+1))" office:value-type="string" office:string-value="f" calcext:value-type="string">
            <text:p>f</text:p>
          </table:table-cell>
          <table:table-cell table:number-columns-repeated="4"/>
          <table:table-cell table:style-name="Default"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table:formula="of:=CHAR(IF(CODE(LOWER([.A31]))+1&gt;122;CODE(LOWER([.A31])+1-26);CODE(LOWER([.A31]))+1))" office:value-type="string" office:string-value="u" calcext:value-type="string">
            <text:p>u</text:p>
          </table:table-cell>
          <table:table-cell table:formula="of:=CHAR(IF(CODE(LOWER([.B31]))+1&gt;122;CODE(LOWER([.B31])+1-26);CODE(LOWER([.B31]))+1))" office:value-type="string" office:string-value="v" calcext:value-type="string">
            <text:p>v</text:p>
          </table:table-cell>
          <table:table-cell table:formula="of:=CHAR(IF(CODE(LOWER([.C31]))+1&gt;122;CODE(LOWER([.C31])+1-26);CODE(LOWER([.C31]))+1))" office:value-type="string" office:string-value="w" calcext:value-type="string">
            <text:p>w</text:p>
          </table:table-cell>
          <table:table-cell table:formula="of:=CHAR(IF(CODE(LOWER([.D31]))+1&gt;122;CODE(LOWER([.D31])+1-26);CODE(LOWER([.D31]))+1))" office:value-type="string" office:string-value="x" calcext:value-type="string">
            <text:p>x</text:p>
          </table:table-cell>
          <table:table-cell table:formula="of:=CHAR(IF(CODE(LOWER([.E31]))+1&gt;122;CODE(LOWER([.E31])+1-26);CODE(LOWER([.E31]))+1))" office:value-type="string" office:string-value="y" calcext:value-type="string">
            <text:p>y</text:p>
          </table:table-cell>
          <table:table-cell table:number-columns-repeated="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08:57:34.67618416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50.473454439</meta:creation-date>
    <dc:date>2020-02-24T09:00:00.042515415</dc:date>
    <meta:editing-duration>PT1H12S</meta:editing-duration>
    <meta:editing-cycles>5</meta:editing-cycles>
    <meta:generator>LibreOffice/6.0.7.3$Linux_X86_64 LibreOffice_project/00m0$Build-3</meta:generator>
    <meta:document-statistic meta:table-count="1" meta:cell-count="198" meta:object-count="0"/>
  </office:meta>
</office:document-meta>
</file>